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67])" office:value-type="float" office:value="0.0000311616692804834" calcext:value-type="float">
            <text:p>3.11616692804834E-05</text:p>
          </table:table-cell>
          <table:table-cell table:formula="of:=AVERAGE([.N2:.N167])" office:value-type="float" office:value="0.0000501497208398532" calcext:value-type="float">
            <text:p>5.01497208398532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23:40:48.05001839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9-17T23:59:42.185097462</dc:date>
    <meta:editing-duration>PT23H54M23S</meta:editing-duration>
    <meta:editing-cycles>134</meta:editing-cycles>
    <meta:generator>LibreOffice/7.2.1.2$Linux_X86_64 LibreOffice_project/20$Build-2</meta:generator>
    <meta:document-statistic meta:table-count="1" meta:cell-count="2805" meta:object-count="0"/>
  </office:meta>
</office:document-meta>
</file>